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5.69pt"/>
    </style:style>
    <style:style style:name="co2" style:family="table-column">
      <style:table-column-properties fo:break-before="auto" style:column-width="51.99pt"/>
    </style:style>
    <style:style style:name="co3" style:family="table-column">
      <style:table-column-properties fo:break-before="auto" style:column-width="122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ro4" style:family="table-row">
      <style:table-row-properties style:row-height="18pt" fo:break-before="auto" style:use-optimal-row-height="true"/>
    </style:style>
    <style:style style:name="ro5" style:family="table-row">
      <style:table-row-properties style:row-height="17.4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2" style:family="table-cell" style:parent-style-name="Default" style:data-style-name="N0">
      <style:text-properties style:font-name="Times New Roman1" fo:font-size="14pt" style:font-name-asian="Times New Roman" style:font-size-asian="14pt" style:font-name-complex="Times New Roman" style:font-size-complex="14pt"/>
    </style:style>
    <style:style style:name="ce3" style:family="table-cell" style:parent-style-name="Default" style:data-style-name="N0">
      <style:table-cell-properties fo:background-color="#999999" style:text-align-source="fix" style:repeat-content="false" fo:border="0.06pt solid #000000" style:vertical-align="automatic"/>
      <style:paragraph-properties fo:text-align="center"/>
      <style:text-properties fo:color="#000000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4" style:family="table-cell" style:parent-style-name="Default" style:data-style-name="N0">
      <style:table-cell-properties fo:background-color="#999999" style:text-align-source="fix" style:repeat-content="false" fo:border="0.06pt solid #000000" style:vertical-align="automatic"/>
      <style:paragraph-properties fo:text-align="center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6" style:family="table-cell" style:parent-style-name="Default" style:data-style-name="N0">
      <style:table-cell-properties fo:background-color="#808080" fo:border="0.06pt solid #000000"/>
      <style:text-properties style:font-name="Times New Roman" fo:font-size="14pt" style:font-name-asian="Times New Roman" style:font-size-asian="14pt" style:font-name-complex="Times New Roman" style:font-size-complex="14pt"/>
    </style:style>
    <style:style style:name="ce7" style:family="table-cell" style:parent-style-name="Default" style:data-style-name="N0">
      <style:table-cell-properties fo:background-color="#808080" fo:border="0.06pt solid #000000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8" style:family="table-cell" style:parent-style-name="Default" style:data-style-name="N0">
      <style:table-cell-properties fo:background-color="#aeaaaa" style:text-align-source="fix" style:repeat-content="false" fo:border="0.06pt solid #000000" style:vertical-align="automatic"/>
      <style:paragraph-properties fo:text-align="center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="0.06pt solid #000000"/>
      <style:text-properties style:font-name="Times New Roman" fo:font-size="14pt" style:font-name-asian="Times New Roman" style:font-size-asian="14pt" style:font-name-complex="Times New Roman" style:font-size-complex="14pt"/>
    </style:style>
    <style:style style:name="ce12" style:family="table-cell" style:parent-style-name="Default" style:data-style-name="N0">
      <style:table-cell-properties fo:background-color="transparent"/>
      <style:text-properties style:font-name="Times New Roman1" fo:font-size="14pt" style:font-name-asian="Times New Roman" style:font-size-asian="14pt" style:font-name-complex="Times New Roman" style:font-size-complex="14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" fo:font-size="14pt" style:font-name-asian="Times New Roman" style:font-size-asian="14pt" style:font-name-complex="Times New Roman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Priyank" table:style-name="ta1">
        <table:shapes>
          <draw:frame draw:z-index="0" draw:style-name="gr1" draw:text-style-name="P1" svg:width="453.32pt" svg:height="255.23pt" svg:x="623.4pt" svg:y="7.43pt">
            <loext:p draw:notify-on-update-of-ranges="Priyank.O11:Priyank.S11 Priyank.N12:Priyank.N12 Priyank.O12:Priyank.S12 Priyank.N13:Priyank.N13 Priyank.O13:Priyank.S13 Priyank.N14:Priyank.N14 Priyank.O14:Priyank.S1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497.34pt" svg:y="0pt">
            <loext:p draw:notify-on-update-of-ranges="Priyank.O3:Priyank.S3 Priyank.N4:Priyank.N4 Priyank.O4:Priyank.S4 Priyank.N5:Priyank.N5 Priyank.O5:Priyank.S5 Priyank.N6:Priyank.N6 Priyank.O6:Priyank.S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453.51pt" svg:height="255.09pt" svg:x="655.14pt" svg:y="230.2pt">
            <loext:p draw:notify-on-update-of-ranges="Priyank.B25:Priyank.C25 Priyank.A26:Priyank.A26 Priyank.B26:Priyank.C26 Priyank.A27:Priyank.A27 Priyank.B27:Priyank.C27 Priyank.A28:Priyank.A28 Priyank.B28:Priyank.C28 Priyank.A29:Priyank.A29 Priyank.B29:Priyank.C29 Priyank.A30:Priyank.A30 Priyank.B30:Priyank.C3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453.51pt" svg:height="255.09pt" svg:x="505.79pt" svg:y="191.82pt">
            <loext:p draw:notify-on-update-of-ranges="Priyank.B25:Priyank.B25 Priyank.A26:Priyank.A26 Priyank.B26:Priyank.B26 Priyank.A27:Priyank.A27 Priyank.B27:Priyank.B27 Priyank.A28:Priyank.A28 Priyank.B28:Priyank.B28 Priyank.A29:Priyank.A29 Priyank.B29:Priyank.B29 Priyank.A30:Priyank.A30 Priyank.B30:Priyank.B3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ce10"/>
        <table:table-column table:style-name="co2" table:number-columns-repeated="1022" table:default-cell-style-name="ce10"/>
        <table:table-column table:style-name="co2" table:default-cell-style-name="Default"/>
        <table:table-row table:style-name="ro1">
          <table:table-cell table:style-name="ce1" office:value-type="string" calcext:value-type="string">
            <text:p><text:s/>Remote Efficiency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Ti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7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#1</text:p>
          </table:table-cell>
          <table:table-cell table:style-name="ce3" office:value-type="string" calcext:value-type="string">
            <text:p>#2</text:p>
          </table:table-cell>
          <table:table-cell table:style-name="ce3" office:value-type="string" calcext:value-type="string">
            <text:p>#4</text:p>
          </table:table-cell>
          <table:table-cell table:style-name="ce3" office:value-type="string" calcext:value-type="string">
            <text:p>#8</text:p>
          </table:table-cell>
          <table:table-cell table:style-name="ce3" office:value-type="string" calcext:value-type="string">
            <text:p>#16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10 ms</text:p>
          </table:table-cell>
          <table:table-cell table:style-name="ce11" office:value-type="float" office:value="62.974" calcext:value-type="float">
            <text:p>62.974</text:p>
          </table:table-cell>
          <table:table-cell table:style-name="ce11" office:value-type="float" office:value="153.932" calcext:value-type="float">
            <text:p>153.932</text:p>
          </table:table-cell>
          <table:table-cell table:style-name="ce11" office:value-type="float" office:value="140.511" calcext:value-type="float">
            <text:p>140.511</text:p>
          </table:table-cell>
          <table:table-cell table:style-name="ce11" office:value-type="float" office:value="130.702" calcext:value-type="float">
            <text:p>130.702</text:p>
          </table:table-cell>
          <table:table-cell table:style-name="ce11" office:value-type="float" office:value="102.183" calcext:value-type="float">
            <text:p>102.183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<text:s/>10 ms</text:p>
          </table:table-cell>
          <table:table-cell table:style-name="ce11" table:formula="of:=[.H4]/[.B4]*100" office:value-type="float" office:value="15.8795693460793" calcext:value-type="float">
            <text:p>15.8795693461</text:p>
          </table:table-cell>
          <table:table-cell table:style-name="ce11" table:formula="of:=[.I4]/[.C4]*100" office:value-type="float" office:value="6.49637502273731" calcext:value-type="float">
            <text:p>6.4963750227</text:p>
          </table:table-cell>
          <table:table-cell table:style-name="ce11" table:formula="of:=[.J4]/[.D4]*100" office:value-type="float" office:value="7.11688052892656" calcext:value-type="float">
            <text:p>7.1168805289</text:p>
          </table:table-cell>
          <table:table-cell table:style-name="ce11" table:formula="of:=[.K4]/[.E4]*100" office:value-type="float" office:value="7.65099233370568" calcext:value-type="float">
            <text:p>7.6509923337</text:p>
          </table:table-cell>
          <table:table-cell table:style-name="ce11" table:formula="of:=[.L4]/[.F4]*100" office:value-type="float" office:value="9.78636368084711" calcext:value-type="float">
            <text:p>9.7863636808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1 sec</text:p>
          </table:table-cell>
          <table:table-cell table:style-name="ce11" office:value-type="float" office:value="106.86" calcext:value-type="float">
            <text:p>106.86</text:p>
          </table:table-cell>
          <table:table-cell table:style-name="ce11" office:value-type="float" office:value="107.854" calcext:value-type="float">
            <text:p>107.854</text:p>
          </table:table-cell>
          <table:table-cell table:style-name="ce11" office:value-type="float" office:value="106.124" calcext:value-type="float">
            <text:p>106.124</text:p>
          </table:table-cell>
          <table:table-cell table:style-name="ce11" office:value-type="float" office:value="104.872" calcext:value-type="float">
            <text:p>104.872</text:p>
          </table:table-cell>
          <table:table-cell table:style-name="ce11" office:value-type="float" office:value="99.988" calcext:value-type="float">
            <text:p>99.988</text:p>
          </table:table-cell>
          <table:table-cell/>
          <table:table-cell table:number-columns-repeated="5" office:value-type="float" office:value="100" calcext:value-type="float">
            <text:p>100</text:p>
          </table:table-cell>
          <table:table-cell/>
          <table:table-cell table:style-name="ce4" office:value-type="string" calcext:value-type="string">
            <text:p>1 sec</text:p>
          </table:table-cell>
          <table:table-cell table:style-name="ce11" table:formula="of:=[.H5]/[.B5]*100" office:value-type="float" office:value="93.5803855511885" calcext:value-type="float">
            <text:p>93.5803855512</text:p>
          </table:table-cell>
          <table:table-cell table:style-name="ce11" table:formula="of:=[.I5]/[.C5]*100" office:value-type="float" office:value="92.7179335026981" calcext:value-type="float">
            <text:p>92.7179335027</text:p>
          </table:table-cell>
          <table:table-cell table:style-name="ce11" table:formula="of:=[.J5]/[.D5]*100" office:value-type="float" office:value="94.2293920319626" calcext:value-type="float">
            <text:p>94.229392032</text:p>
          </table:table-cell>
          <table:table-cell table:style-name="ce11" table:formula="of:=[.K5]/[.E5]*100" office:value-type="float" office:value="95.3543367152338" calcext:value-type="float">
            <text:p>95.3543367152</text:p>
          </table:table-cell>
          <table:table-cell table:style-name="ce11" table:formula="of:=[.L5]/[.F5]*100" office:value-type="float" office:value="100.012001440173" calcext:value-type="float">
            <text:p>100.012001440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10 sec</text:p>
          </table:table-cell>
          <table:table-cell table:style-name="ce11" office:value-type="float" office:value="101.249" calcext:value-type="float">
            <text:p>101.249</text:p>
          </table:table-cell>
          <table:table-cell table:style-name="ce11" office:value-type="float" office:value="101.11" calcext:value-type="float">
            <text:p>101.11</text:p>
          </table:table-cell>
          <table:table-cell table:style-name="ce11" office:value-type="float" office:value="101.71" calcext:value-type="float">
            <text:p>101.71</text:p>
          </table:table-cell>
          <table:table-cell table:style-name="ce11" office:value-type="float" office:value="100.954" calcext:value-type="float">
            <text:p>100.954</text:p>
          </table:table-cell>
          <table:table-cell table:style-name="ce11" office:value-type="float" office:value="101.037" calcext:value-type="float">
            <text:p>101.037</text:p>
          </table:table-cell>
          <table:table-cell/>
          <table:table-cell table:number-columns-repeated="5" office:value-type="float" office:value="100" calcext:value-type="float">
            <text:p>100</text:p>
          </table:table-cell>
          <table:table-cell/>
          <table:table-cell table:style-name="ce4" office:value-type="string" calcext:value-type="string">
            <text:p>10 sec</text:p>
          </table:table-cell>
          <table:table-cell table:style-name="ce11" table:formula="of:=[.H6]/[.B6]*100" office:value-type="float" office:value="98.7664075694575" calcext:value-type="float">
            <text:p>98.7664075695</text:p>
          </table:table-cell>
          <table:table-cell table:style-name="ce11" table:formula="of:=[.I6]/[.C6]*100" office:value-type="float" office:value="98.9021857383048" calcext:value-type="float">
            <text:p>98.9021857383</text:p>
          </table:table-cell>
          <table:table-cell table:style-name="ce11" table:formula="of:=[.J6]/[.D6]*100" office:value-type="float" office:value="98.3187493855078" calcext:value-type="float">
            <text:p>98.3187493855</text:p>
          </table:table-cell>
          <table:table-cell table:style-name="ce11" table:formula="of:=[.K6]/[.E6]*100" office:value-type="float" office:value="99.0550151554173" calcext:value-type="float">
            <text:p>99.0550151554</text:p>
          </table:table-cell>
          <table:table-cell table:style-name="ce11" table:formula="of:=[.L6]/[.F6]*100" office:value-type="float" office:value="98.9736433187842" calcext:value-type="float">
            <text:p>98.9736433188</text:p>
          </table:table-cell>
          <table:table-cell table:number-columns-repeated="1005"/>
        </table:table-row>
        <table:table-row table:style-name="ro1">
          <table:table-cell table:style-name="ce5"/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Local Efficiency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Ti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7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#1</text:p>
          </table:table-cell>
          <table:table-cell table:style-name="ce3" office:value-type="string" calcext:value-type="string">
            <text:p>#2</text:p>
          </table:table-cell>
          <table:table-cell table:style-name="ce3" office:value-type="string" calcext:value-type="string">
            <text:p>#4</text:p>
          </table:table-cell>
          <table:table-cell table:style-name="ce3" office:value-type="string" calcext:value-type="string">
            <text:p>#8</text:p>
          </table:table-cell>
          <table:table-cell table:style-name="ce3" office:value-type="string" calcext:value-type="string">
            <text:p>#16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/>10 ms</text:p>
          </table:table-cell>
          <table:table-cell table:number-columns-repeated="2" table:style-name="ce11" office:value-type="float" office:value="10.165" calcext:value-type="float">
            <text:p>10.165</text:p>
          </table:table-cell>
          <table:table-cell table:style-name="ce11" office:value-type="float" office:value="10.169" calcext:value-type="float">
            <text:p>10.169</text:p>
          </table:table-cell>
          <table:table-cell table:style-name="ce11" office:value-type="float" office:value="10.179" calcext:value-type="float">
            <text:p>10.179</text:p>
          </table:table-cell>
          <table:table-cell table:style-name="ce11" office:value-type="float" office:value="10.194" calcext:value-type="float">
            <text:p>10.194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<text:s/>10 ms</text:p>
          </table:table-cell>
          <table:table-cell table:style-name="ce11" table:formula="of:=[.H12]/[.B12]*100" office:value-type="float" office:value="98.3767830791933" calcext:value-type="float">
            <text:p>98.3767830792</text:p>
          </table:table-cell>
          <table:table-cell table:style-name="ce11" table:formula="of:=[.I12]/[.C12]*100" office:value-type="float" office:value="98.3767830791933" calcext:value-type="float">
            <text:p>98.3767830792</text:p>
          </table:table-cell>
          <table:table-cell table:style-name="ce11" table:formula="of:=[.J12]/[.D12]*100" office:value-type="float" office:value="98.3380863408398" calcext:value-type="float">
            <text:p>98.3380863408</text:p>
          </table:table-cell>
          <table:table-cell table:style-name="ce11" table:formula="of:=[.K12]/[.E12]*100" office:value-type="float" office:value="98.2414775518224" calcext:value-type="float">
            <text:p>98.2414775518</text:p>
          </table:table-cell>
          <table:table-cell table:style-name="ce11" table:formula="of:=[.L12]/[.F12]*100" office:value-type="float" office:value="98.0969197567196" calcext:value-type="float">
            <text:p>98.0969197567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1 sec</text:p>
          </table:table-cell>
          <table:table-cell table:style-name="ce11" office:value-type="float" office:value="100.17" calcext:value-type="float">
            <text:p>100.17</text:p>
          </table:table-cell>
          <table:table-cell table:style-name="ce11" office:value-type="float" office:value="100.199" calcext:value-type="float">
            <text:p>100.199</text:p>
          </table:table-cell>
          <table:table-cell table:style-name="ce11" office:value-type="float" office:value="100.122" calcext:value-type="float">
            <text:p>100.122</text:p>
          </table:table-cell>
          <table:table-cell table:style-name="ce11" office:value-type="float" office:value="100.121" calcext:value-type="float">
            <text:p>100.121</text:p>
          </table:table-cell>
          <table:table-cell table:style-name="ce11" office:value-type="float" office:value="100.123" calcext:value-type="float">
            <text:p>100.123</text:p>
          </table:table-cell>
          <table:table-cell/>
          <table:table-cell table:number-columns-repeated="5" office:value-type="float" office:value="100" calcext:value-type="float">
            <text:p>100</text:p>
          </table:table-cell>
          <table:table-cell/>
          <table:table-cell table:style-name="ce4" office:value-type="string" calcext:value-type="string">
            <text:p>1 sec</text:p>
          </table:table-cell>
          <table:table-cell table:style-name="ce11" table:formula="of:=[.H13]/[.B13]*100" office:value-type="float" office:value="99.8302885095338" calcext:value-type="float">
            <text:p>99.8302885095</text:p>
          </table:table-cell>
          <table:table-cell table:style-name="ce11" table:formula="of:=[.I13]/[.C13]*100" office:value-type="float" office:value="99.8013952235052" calcext:value-type="float">
            <text:p>99.8013952235</text:p>
          </table:table-cell>
          <table:table-cell table:style-name="ce11" table:formula="of:=[.J13]/[.D13]*100" office:value-type="float" office:value="99.8781486586365" calcext:value-type="float">
            <text:p>99.8781486586</text:p>
          </table:table-cell>
          <table:table-cell table:style-name="ce11" table:formula="of:=[.K13]/[.E13]*100" office:value-type="float" office:value="99.879146233058" calcext:value-type="float">
            <text:p>99.8791462331</text:p>
          </table:table-cell>
          <table:table-cell table:style-name="ce11" table:formula="of:=[.L13]/[.F13]*100" office:value-type="float" office:value="99.8771511041419" calcext:value-type="float">
            <text:p>99.8771511041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10 sec</text:p>
          </table:table-cell>
          <table:table-cell table:number-columns-repeated="2" table:style-name="ce11" office:value-type="float" office:value="100.102" calcext:value-type="float">
            <text:p>100.102</text:p>
          </table:table-cell>
          <table:table-cell table:style-name="ce11" office:value-type="float" office:value="100.101" calcext:value-type="float">
            <text:p>100.101</text:p>
          </table:table-cell>
          <table:table-cell table:number-columns-repeated="2" table:style-name="ce11" office:value-type="float" office:value="100.103" calcext:value-type="float">
            <text:p>100.103</text:p>
          </table:table-cell>
          <table:table-cell/>
          <table:table-cell table:number-columns-repeated="5" office:value-type="float" office:value="100" calcext:value-type="float">
            <text:p>100</text:p>
          </table:table-cell>
          <table:table-cell/>
          <table:table-cell table:style-name="ce4" office:value-type="string" calcext:value-type="string">
            <text:p>10 sec</text:p>
          </table:table-cell>
          <table:table-cell table:style-name="ce11" table:formula="of:=[.H14]/[.B14]*100" office:value-type="float" office:value="99.8981039339873" calcext:value-type="float">
            <text:p>99.898103934</text:p>
          </table:table-cell>
          <table:table-cell table:style-name="ce11" table:formula="of:=[.I14]/[.C14]*100" office:value-type="float" office:value="99.8981039339873" calcext:value-type="float">
            <text:p>99.898103934</text:p>
          </table:table-cell>
          <table:table-cell table:style-name="ce11" table:formula="of:=[.J14]/[.D14]*100" office:value-type="float" office:value="99.8991019070739" calcext:value-type="float">
            <text:p>99.8991019071</text:p>
          </table:table-cell>
          <table:table-cell table:style-name="ce11" table:formula="of:=[.K14]/[.E14]*100" office:value-type="float" office:value="99.8971059808397" calcext:value-type="float">
            <text:p>99.8971059808</text:p>
          </table:table-cell>
          <table:table-cell table:style-name="ce11" table:formula="of:=[.L14]/[.F14]*100" office:value-type="float" office:value="99.8971059808397" calcext:value-type="float">
            <text:p>99.8971059808</text:p>
          </table:table-cell>
          <table:table-cell table:number-columns-repeated="1005"/>
        </table:table-row>
        <table:table-row table:style-name="ro1" table:number-rows-repeated="2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0" calcext:value-type="float">
            <text:p>1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Worker Type/Numbr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mote</text:p>
          </table:table-cell>
          <table:table-cell table:style-name="ce12" office:value-type="float" office:value="376.59" calcext:value-type="float">
            <text:p>376.59</text:p>
          </table:table-cell>
          <table:table-cell table:style-name="ce11" office:value-type="float" office:value="292.616" calcext:value-type="float">
            <text:p>292.616</text:p>
          </table:table-cell>
          <table:table-cell table:style-name="ce11" office:value-type="float" office:value="133.088" calcext:value-type="float">
            <text:p>133.088</text:p>
          </table:table-cell>
          <table:table-cell table:style-name="ce11" office:value-type="float" office:value="108.07" calcext:value-type="float">
            <text:p>108.07</text:p>
          </table:table-cell>
          <table:table-cell table:style-name="ce11" office:value-type="float" office:value="98.729" calcext:value-type="float">
            <text:p>98.729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Local</text:p>
          </table:table-cell>
          <table:table-cell table:style-name="ce11" office:value-type="float" office:value="10.774" calcext:value-type="float">
            <text:p>10.774</text:p>
          </table:table-cell>
          <table:table-cell table:style-name="ce11" office:value-type="float" office:value="9.491" calcext:value-type="float">
            <text:p>9.491</text:p>
          </table:table-cell>
          <table:table-cell table:style-name="ce11" office:value-type="float" office:value="10.48" calcext:value-type="float">
            <text:p>10.48</text:p>
          </table:table-cell>
          <table:table-cell table:style-name="ce11" office:value-type="float" office:value="11.553" calcext:value-type="float">
            <text:p>11.553</text:p>
          </table:table-cell>
          <table:table-cell table:style-name="ce11" office:value-type="float" office:value="13.213" calcext:value-type="float">
            <text:p>13.213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5" table:style-name="ce2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table:formula="of:=[.B21]/[.B20]" office:value-type="float" office:value="928.160386114721" calcext:value-type="float">
            <text:p>928.1603861147</text:p>
          </table:table-cell>
          <table:table-cell table:style-name="ce2" table:formula="of:=[.C21]/[.C20]" office:value-type="float" office:value="1053.62975450427" calcext:value-type="float">
            <text:p>1053.6297545043</text:p>
          </table:table-cell>
          <table:table-cell table:style-name="ce2" table:formula="of:=[.D21]/[.D20]" office:value-type="float" office:value="954.198473282443" calcext:value-type="float">
            <text:p>954.1984732824</text:p>
          </table:table-cell>
          <table:table-cell table:style-name="ce2" table:formula="of:=[.E21]/[.E20]" office:value-type="float" office:value="865.576040855189" calcext:value-type="float">
            <text:p>865.5760408552</text:p>
          </table:table-cell>
          <table:table-cell table:style-name="ce2" table:formula="of:=[.F21]/[.F20]" office:value-type="float" office:value="756.830394308636" calcext:value-type="float">
            <text:p>756.8303943086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table:formula="of:=10000/[.B19]" office:value-type="float" office:value="26.5540773785815" calcext:value-type="float">
            <text:p>26.5540773786</text:p>
          </table:table-cell>
          <table:table-cell table:style-name="ce2" table:formula="of:=10000/[.C19]" office:value-type="float" office:value="34.1744812313749" calcext:value-type="float">
            <text:p>34.1744812314</text:p>
          </table:table-cell>
          <table:table-cell table:style-name="ce2" table:formula="of:=10000/[.D19]" office:value-type="float" office:value="75.1382543880741" calcext:value-type="float">
            <text:p>75.1382543881</text:p>
          </table:table-cell>
          <table:table-cell table:style-name="ce2" table:formula="of:=10000/[.E19]" office:value-type="float" office:value="92.5326177477561" calcext:value-type="float">
            <text:p>92.5326177478</text:p>
          </table:table-cell>
          <table:table-cell table:style-name="ce2" table:formula="of:=10000/[.F19]" office:value-type="float" office:value="101.287362375796" calcext:value-type="float">
            <text:p>101.2873623758</text:p>
          </table:table-cell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8" office:value-type="string" calcext:value-type="string">
            <text:p>Worker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Local</text:p>
          </table:table-cell>
          <table:table-cell table:style-name="Default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>
            <text:p>1 Worker</text:p>
          </table:table-cell>
          <table:table-cell office:value-type="float" office:value="26.5540773785815" calcext:value-type="float">
            <text:p>26.5540773786</text:p>
          </table:table-cell>
          <table:table-cell office:value-type="float" office:value="928.160386114721" calcext:value-type="float">
            <text:p>928.1603861147</text:p>
          </table:table-cell>
          <table:table-cell table:style-name="Default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>
            <text:p>2 Workers</text:p>
          </table:table-cell>
          <table:table-cell office:value-type="float" office:value="34.1744812313749" calcext:value-type="float">
            <text:p>34.1744812314</text:p>
          </table:table-cell>
          <table:table-cell office:value-type="float" office:value="1053.62975450427" calcext:value-type="float">
            <text:p>1053.6297545043</text:p>
          </table:table-cell>
          <table:table-cell table:style-name="Default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>
            <text:p>4 Workers</text:p>
          </table:table-cell>
          <table:table-cell office:value-type="float" office:value="75.1382543880741" calcext:value-type="float">
            <text:p>75.1382543881</text:p>
          </table:table-cell>
          <table:table-cell office:value-type="float" office:value="954.198473282443" calcext:value-type="float">
            <text:p>954.1984732824</text:p>
          </table:table-cell>
          <table:table-cell table:style-name="Default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>
            <text:p>8 Workers</text:p>
          </table:table-cell>
          <table:table-cell office:value-type="float" office:value="92.5326177477561" calcext:value-type="float">
            <text:p>92.5326177478</text:p>
          </table:table-cell>
          <table:table-cell office:value-type="float" office:value="865.576040855189" calcext:value-type="float">
            <text:p>865.5760408552</text:p>
          </table:table-cell>
          <table:table-cell table:style-name="Default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>
            <text:p>16 Workers</text:p>
          </table:table-cell>
          <table:table-cell office:value-type="float" office:value="101.287362375796" calcext:value-type="float">
            <text:p>101.2873623758</text:p>
          </table:table-cell>
          <table:table-cell office:value-type="float" office:value="756.830394308636" calcext:value-type="float">
            <text:p>756.8303943086</text:p>
          </table:table-cell>
          <table:table-cell table:style-name="Default"/>
          <table:table-cell table:style-name="ce2" table:number-columns-repeated="2"/>
          <table:table-cell table:number-columns-repeated="1018"/>
        </table:table-row>
        <table:table-row table:style-name="ro2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3" table:default-cell-style-name="ce2"/>
        <table:table-column table:style-name="co4" table:number-columns-repeated="1022" table:default-cell-style-name="ce2"/>
        <table:table-column table:style-name="co2" table:default-cell-style-name="ce2"/>
        <table:table-row table:style-name="ro4">
          <table:table-cell table:number-columns-repeated="6"/>
          <table:table-cell>
            <draw:frame table:end-cell-address="Sheet2.M13" table:end-x="55.5pt" table:end-y="11.03pt" draw:z-index="0" draw:name="Chart 1" draw:style-name="gr2" svg:width="428.51pt" svg:height="220.51pt" svg:x="11pt" svg:y="6.01pt">
              <loext:p draw:notify-on-update-of-ranges="Sheet2.B7:Sheet2.F7 Sheet2.A8:Sheet2.A8 Sheet2.B8:Sheet2.F8 Sheet2.B7:Sheet2.F7 Sheet2.A9:Sheet2.A9 Sheet2.B9:Sheet2.F9 Sheet2.B7:Sheet2.F7 Sheet2.A10:Sheet2.A10 Sheet2.B10:Sheet2.F1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10"/>
          <table:table-cell table:number-columns-repeated="5"/>
          <table:table-cell table:style-name="ce10"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 calcext:value-type="string">
            <text:p><text:s/>Remote Efficiency</text:p>
          </table:table-cell>
          <table:table-cell table:number-columns-repeated="5"/>
          <table:table-cell table:style-name="ce10" table:number-columns-repeated="1018"/>
        </table:table-row>
        <table:table-row table:style-name="ro4">
          <table:table-cell table:number-columns-repeated="3"/>
          <table:table-cell table:style-name="ce11" table:number-columns-repeated="3"/>
          <table:table-cell table:number-columns-repeated="1018"/>
        </table:table-row>
        <table:table-row table:style-name="ro5">
          <table:table-cell table:style-name="ce3" office:value-type="string" calcext:value-type="string">
            <text:p>Ti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10" table:number-columns-repeated="1018"/>
        </table:table-row>
        <table:table-row table:style-name="ro4">
          <table:table-cell table:style-name="ce4" office:value-type="string" calcext:value-type="string">
            <text:p><text:s/>10 ms</text:p>
          </table:table-cell>
          <table:table-cell table:style-name="ce11" office:value-type="float" office:value="62.974" calcext:value-type="float">
            <text:p>62.974</text:p>
          </table:table-cell>
          <table:table-cell table:style-name="ce11" office:value-type="float" office:value="153.932" calcext:value-type="float">
            <text:p>153.932</text:p>
          </table:table-cell>
          <table:table-cell table:style-name="ce11" office:value-type="float" office:value="112.183" calcext:value-type="float">
            <text:p>112.183</text:p>
          </table:table-cell>
          <table:table-cell table:style-name="ce11" office:value-type="float" office:value="130.702" calcext:value-type="float">
            <text:p>130.702</text:p>
          </table:table-cell>
          <table:table-cell table:style-name="ce11" office:value-type="float" office:value="140.511" calcext:value-type="float">
            <text:p>140.511</text:p>
          </table:table-cell>
          <table:table-cell table:style-name="ce10" table:number-columns-repeated="1018"/>
        </table:table-row>
        <table:table-row table:style-name="ro4">
          <table:table-cell table:style-name="ce4" office:value-type="string" calcext:value-type="string">
            <text:p>1 sec</text:p>
          </table:table-cell>
          <table:table-cell table:style-name="ce11" office:value-type="float" office:value="106.86" calcext:value-type="float">
            <text:p>106.86</text:p>
          </table:table-cell>
          <table:table-cell table:style-name="ce11" office:value-type="float" office:value="107.854" calcext:value-type="float">
            <text:p>107.854</text:p>
          </table:table-cell>
          <table:table-cell table:style-name="ce11" office:value-type="float" office:value="106.124" calcext:value-type="float">
            <text:p>106.124</text:p>
          </table:table-cell>
          <table:table-cell table:style-name="ce11" office:value-type="float" office:value="104.872" calcext:value-type="float">
            <text:p>104.872</text:p>
          </table:table-cell>
          <table:table-cell table:style-name="ce11" office:value-type="float" office:value="99.712" calcext:value-type="float">
            <text:p>99.712</text:p>
          </table:table-cell>
          <table:table-cell table:style-name="ce10" table:number-columns-repeated="1018"/>
        </table:table-row>
        <table:table-row table:style-name="ro4">
          <table:table-cell table:style-name="ce4" office:value-type="string" calcext:value-type="string">
            <text:p>10 sec</text:p>
          </table:table-cell>
          <table:table-cell table:style-name="ce11" office:value-type="float" office:value="101.249" calcext:value-type="float">
            <text:p>101.249</text:p>
          </table:table-cell>
          <table:table-cell table:style-name="ce11" office:value-type="float" office:value="101.11" calcext:value-type="float">
            <text:p>101.11</text:p>
          </table:table-cell>
          <table:table-cell table:style-name="ce11" office:value-type="float" office:value="101.71" calcext:value-type="float">
            <text:p>101.71</text:p>
          </table:table-cell>
          <table:table-cell table:style-name="ce11" office:value-type="float" office:value="100.954" calcext:value-type="float">
            <text:p>100.954</text:p>
          </table:table-cell>
          <table:table-cell table:style-name="ce11" office:value-type="float" office:value="101.037" calcext:value-type="float">
            <text:p>101.037</text:p>
          </table:table-cell>
          <table:table-cell table:style-name="ce10" table:number-columns-repeated="1018"/>
        </table:table-row>
        <table:table-row table:style-name="ro4">
          <table:table-cell table:style-name="ce5"/>
          <table:table-cell table:style-name="ce11" table:number-columns-repeated="5"/>
          <table:table-cell table:style-name="ce10"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 calcext:value-type="string">
            <text:p><text:s/>Local Efficiency</text:p>
          </table:table-cell>
          <table:table-cell table:number-columns-repeated="5"/>
          <table:table-cell table:style-name="ce10">
            <draw:frame table:end-cell-address="Sheet2.M26" table:end-x="56.49pt" table:end-y="0.51pt" draw:z-index="1" draw:name="Chart 2" draw:style-name="gr2" svg:width="429.25pt" svg:height="218.55pt" svg:x="11.25pt" svg:y="15.51pt">
              <loext:p draw:notify-on-update-of-ranges="Sheet2.B15:Sheet2.F15 Sheet2.A16:Sheet2.A16 Sheet2.B16:Sheet2.F16 Sheet2.B15:Sheet2.F15 Sheet2.A17:Sheet2.A17 Sheet2.B17:Sheet2.F17 Sheet2.B15:Sheet2.F15 Sheet2.A18:Sheet2.A18 Sheet2.B18:Sheet2.F18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0" table:number-columns-repeated="1017"/>
        </table:table-row>
        <table:table-row table:style-name="ro4">
          <table:table-cell table:style-name="ce1"/>
          <table:table-cell table:number-columns-repeated="5"/>
          <table:table-cell table:style-name="ce10" table:number-columns-repeated="1018"/>
        </table:table-row>
        <table:table-row table:style-name="ro5">
          <table:table-cell table:style-name="ce3" office:value-type="string" calcext:value-type="string">
            <text:p>Ti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10" table:number-columns-repeated="1018"/>
        </table:table-row>
        <table:table-row table:style-name="ro4">
          <table:table-cell table:style-name="ce4" office:value-type="string" calcext:value-type="string">
            <text:p><text:s/>10 ms</text:p>
          </table:table-cell>
          <table:table-cell table:number-columns-repeated="2" table:style-name="ce11" office:value-type="float" office:value="10.165" calcext:value-type="float">
            <text:p>10.165</text:p>
          </table:table-cell>
          <table:table-cell table:style-name="ce11" office:value-type="float" office:value="10.169" calcext:value-type="float">
            <text:p>10.169</text:p>
          </table:table-cell>
          <table:table-cell table:style-name="ce11" office:value-type="float" office:value="10.179" calcext:value-type="float">
            <text:p>10.179</text:p>
          </table:table-cell>
          <table:table-cell table:style-name="ce11" office:value-type="float" office:value="10.194" calcext:value-type="float">
            <text:p>10.194</text:p>
          </table:table-cell>
          <table:table-cell table:style-name="ce10" table:number-columns-repeated="1018"/>
        </table:table-row>
        <table:table-row table:style-name="ro4">
          <table:table-cell table:style-name="ce4" office:value-type="string" calcext:value-type="string">
            <text:p>1 sec</text:p>
          </table:table-cell>
          <table:table-cell table:style-name="ce11" office:value-type="float" office:value="100.17" calcext:value-type="float">
            <text:p>100.17</text:p>
          </table:table-cell>
          <table:table-cell table:style-name="ce11" office:value-type="float" office:value="100.199" calcext:value-type="float">
            <text:p>100.199</text:p>
          </table:table-cell>
          <table:table-cell table:style-name="ce11" office:value-type="float" office:value="100.122" calcext:value-type="float">
            <text:p>100.122</text:p>
          </table:table-cell>
          <table:table-cell table:style-name="ce11" office:value-type="float" office:value="100.121" calcext:value-type="float">
            <text:p>100.121</text:p>
          </table:table-cell>
          <table:table-cell table:style-name="ce11" office:value-type="float" office:value="100.123" calcext:value-type="float">
            <text:p>100.123</text:p>
          </table:table-cell>
          <table:table-cell table:style-name="ce10" table:number-columns-repeated="1018"/>
        </table:table-row>
        <table:table-row table:style-name="ro4">
          <table:table-cell table:style-name="ce4" office:value-type="string" calcext:value-type="string">
            <text:p>10 sec</text:p>
          </table:table-cell>
          <table:table-cell table:number-columns-repeated="2" table:style-name="ce11" office:value-type="float" office:value="100.102" calcext:value-type="float">
            <text:p>100.102</text:p>
          </table:table-cell>
          <table:table-cell table:style-name="ce11" office:value-type="float" office:value="100.101" calcext:value-type="float">
            <text:p>100.101</text:p>
          </table:table-cell>
          <table:table-cell table:number-columns-repeated="2" table:style-name="ce11" office:value-type="float" office:value="100.103" calcext:value-type="float">
            <text:p>100.103</text:p>
          </table:table-cell>
          <table:table-cell table:style-name="ce10"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number-columns-repeated="4" office:value-type="float" office:value="100" calcext:value-type="float">
            <text:p>100</text:p>
          </table:table-cell>
          <table:table-cell table:style-name="ce10" table:number-columns-repeated="1018"/>
        </table:table-row>
        <table:table-row table:style-name="ro4"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10" table:number-columns-repeated="1018"/>
        </table:table-row>
        <table:table-row table:style-name="ro4">
          <table:table-cell table:style-name="ce7" office:value-type="string" calcext:value-type="string">
            <text:p>Remote</text:p>
          </table:table-cell>
          <table:table-cell table:style-name="ce11" office:value-type="float" office:value="376.59" calcext:value-type="float">
            <text:p>376.59</text:p>
          </table:table-cell>
          <table:table-cell table:style-name="ce11" office:value-type="float" office:value="292.616" calcext:value-type="float">
            <text:p>292.616</text:p>
          </table:table-cell>
          <table:table-cell table:style-name="ce11" office:value-type="float" office:value="133.088" calcext:value-type="float">
            <text:p>133.088</text:p>
          </table:table-cell>
          <table:table-cell table:style-name="ce11" office:value-type="float" office:value="108.07" calcext:value-type="float">
            <text:p>108.07</text:p>
          </table:table-cell>
          <table:table-cell table:style-name="ce11" office:value-type="float" office:value="98.729" calcext:value-type="float">
            <text:p>98.729</text:p>
          </table:table-cell>
          <table:table-cell table:style-name="ce10" table:number-columns-repeated="1018"/>
        </table:table-row>
        <table:table-row table:style-name="ro4">
          <table:table-cell table:style-name="ce7" office:value-type="string" calcext:value-type="string">
            <text:p>Local</text:p>
          </table:table-cell>
          <table:table-cell table:style-name="ce11" office:value-type="float" office:value="10.774" calcext:value-type="float">
            <text:p>10.774</text:p>
          </table:table-cell>
          <table:table-cell table:style-name="ce11" office:value-type="float" office:value="9.491" calcext:value-type="float">
            <text:p>9.491</text:p>
          </table:table-cell>
          <table:table-cell table:style-name="ce11" office:value-type="float" office:value="10.48" calcext:value-type="float">
            <text:p>10.48</text:p>
          </table:table-cell>
          <table:table-cell table:style-name="ce11" office:value-type="float" office:value="11.553" calcext:value-type="float">
            <text:p>11.553</text:p>
          </table:table-cell>
          <table:table-cell table:style-name="ce11" office:value-type="float" office:value="13.213" calcext:value-type="float">
            <text:p>13.213</text:p>
          </table:table-cell>
          <table:table-cell table:style-name="ce10" table:number-columns-repeated="1018"/>
        </table:table-row>
        <table:table-row table:style-name="ro4">
          <table:table-cell/>
          <table:table-cell table:number-columns-repeated="5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928.160386114721" calcext:value-type="float">
            <text:p>928.1603861147</text:p>
          </table:table-cell>
          <table:table-cell office:value-type="float" office:value="1053.62975450427" calcext:value-type="float">
            <text:p>1053.6297545043</text:p>
          </table:table-cell>
          <table:table-cell office:value-type="float" office:value="954.198473282443" calcext:value-type="float">
            <text:p>954.1984732824</text:p>
          </table:table-cell>
          <table:table-cell office:value-type="float" office:value="865.576040855189" calcext:value-type="float">
            <text:p>865.5760408552</text:p>
          </table:table-cell>
          <table:table-cell office:value-type="float" office:value="756.830394308636" calcext:value-type="float">
            <text:p>756.8303943086</text:p>
          </table:table-cell>
          <table:table-cell>
            <draw:frame table:end-cell-address="Sheet2.M38" table:end-x="23.98pt" table:end-y="10.06pt" draw:z-index="2" draw:name="Chart 3" draw:style-name="gr2" svg:width="397.25pt" svg:height="222.01pt" svg:x="10.74pt" svg:y="4.11pt">
              <loext:p draw:notify-on-update-of-ranges="Sheet2.A29:Sheet2.A33 Sheet2.C28:Sheet2.C28 Sheet2.C29:Sheet2.C33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/>
          <table:table-cell office:value-type="float" office:value="26.5540773785815" calcext:value-type="float">
            <text:p>26.5540773786</text:p>
          </table:table-cell>
          <table:table-cell office:value-type="float" office:value="34.1744812313749" calcext:value-type="float">
            <text:p>34.1744812314</text:p>
          </table:table-cell>
          <table:table-cell office:value-type="float" office:value="75.1382543880741" calcext:value-type="float">
            <text:p>75.1382543881</text:p>
          </table:table-cell>
          <table:table-cell office:value-type="float" office:value="92.5326177477561" calcext:value-type="float">
            <text:p>92.5326177478</text:p>
          </table:table-cell>
          <table:table-cell office:value-type="float" office:value="101.287362375796" calcext:value-type="float">
            <text:p>101.2873623758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Worker</text:p>
          </table:table-cell>
          <table:table-cell table:style-name="ce8" office:value-type="string" calcext:value-type="string">
            <text:p>Local</text:p>
          </table:table-cell>
          <table:table-cell table:style-name="ce8" office:value-type="string" calcext:value-type="string">
            <text:p>Remote</text:p>
          </table:table-cell>
          <table:table-cell table:number-columns-repeated="1021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13" office:value-type="float" office:value="928.160386114721" calcext:value-type="float">
            <text:p>928.1603861147</text:p>
          </table:table-cell>
          <table:table-cell table:style-name="ce13" office:value-type="float" office:value="26.5540773785815" calcext:value-type="float">
            <text:p>26.5540773786</text:p>
          </table:table-cell>
          <table:table-cell table:number-columns-repeated="1021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13" office:value-type="float" office:value="1053.62975450427" calcext:value-type="float">
            <text:p>1053.6297545043</text:p>
          </table:table-cell>
          <table:table-cell table:style-name="ce13" office:value-type="float" office:value="34.1744812313749" calcext:value-type="float">
            <text:p>34.1744812314</text:p>
          </table:table-cell>
          <table:table-cell table:number-columns-repeated="1021"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13" office:value-type="float" office:value="954.198473282443" calcext:value-type="float">
            <text:p>954.1984732824</text:p>
          </table:table-cell>
          <table:table-cell table:style-name="ce13" office:value-type="float" office:value="75.1382543880741" calcext:value-type="float">
            <text:p>75.1382543881</text:p>
          </table:table-cell>
          <table:table-cell table:number-columns-repeated="1021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13" office:value-type="float" office:value="865.576040855189" calcext:value-type="float">
            <text:p>865.5760408552</text:p>
          </table:table-cell>
          <table:table-cell table:style-name="ce13" office:value-type="float" office:value="92.5326177477561" calcext:value-type="float">
            <text:p>92.5326177478</text:p>
          </table:table-cell>
          <table:table-cell table:number-columns-repeated="1021"/>
        </table:table-row>
        <table:table-row table:style-name="ro4">
          <table:table-cell table:style-name="ce9" office:value-type="float" office:value="16" calcext:value-type="float">
            <text:p>16</text:p>
          </table:table-cell>
          <table:table-cell table:style-name="ce13" office:value-type="float" office:value="756.830394308636" calcext:value-type="float">
            <text:p>756.8303943086</text:p>
          </table:table-cell>
          <table:table-cell table:style-name="ce13" office:value-type="float" office:value="101.287362375796" calcext:value-type="float">
            <text:p>101.2873623758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>
            <draw:frame table:end-cell-address="Sheet2.G48" table:end-x="8.02pt" table:end-y="5.56pt" draw:z-index="4" draw:name="Chart 5" draw:style-name="gr2" svg:width="429.25pt" svg:height="227.99pt" svg:x="21.26pt" svg:y="11.62pt">
              <loext:p draw:notify-on-update-of-ranges="Sheet2.A29:Sheet2.A33 Sheet2.B28:Sheet2.B28 Sheet2.B29:Sheet2.B33 Sheet2.A29:Sheet2.A33 Sheet2.C28:Sheet2.C28 Sheet2.C29:Sheet2.C33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6"/>
          <table:table-cell>
            <draw:frame table:end-cell-address="Sheet2.M51" table:end-x="23.98pt" table:end-y="13.04pt" draw:z-index="3" draw:name="Chart 4" draw:style-name="gr2" svg:width="397.25pt" svg:height="227.99pt" svg:x="10.74pt" svg:y="1.11pt">
              <loext:p draw:notify-on-update-of-ranges="Sheet2.A29:Sheet2.A33 Sheet2.B28:Sheet2.B28 Sheet2.B29:Sheet2.B33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20:47:58.069110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meta:initial-creator>Dipen Trivedi</meta:initial-creator>
    <meta:creation-date>2016-05-02T04:56:53Z</meta:creation-date>
    <dc:date>2016-05-03T23:15:57.823523110</dc:date>
    <meta:editing-cycles>7</meta:editing-cycles>
    <meta:editing-duration>PT3H13M19S</meta:editing-duration>
    <meta:document-statistic meta:table-count="2" meta:cell-count="28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treat-empty-cells="ignore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a5a5a5" draw:fill="none" draw:fill-color="#a5a5a5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117cm" svg:height="7.779cm" xlink:href=".." xlink:type="simple" chart:class="chart:scatter" chart:style-name="ch1">
        <chart:title svg:x="5.798cm" svg:y="0.218cm" chart:style-name="ch2">
          <text:p>Efficiency Amazon SQS</text:p>
        </chart:title>
        <chart:legend chart:legend-position="end" svg:x="12.855cm" svg:y="1.805cm" style:legend-expansion="high" chart:style-name="ch3"/>
        <chart:plot-area chart:style-name="ch4" table:cell-range-address="Sheet2.B7:Sheet2.F10 Sheet2.A8:Sheet2.A10" chart:data-source-has-labels="column" svg:x="0.86cm" svg:y="1.214cm" svg:width="12.452cm" svg:height="4.856cm">
          <chartooo:coordinate-region svg:x="1.746cm" svg:y="1.405cm" svg:width="11.353cm" svg:height="4.034cm"/>
          <chart:axis chart:dimension="x" chart:name="primary-x" chart:style-name="ch5">
            <chart:title svg:x="6.302cm" svg:y="6.226cm" chart:style-name="ch6">
              <text:p>Workers</text:p>
            </chart:title>
          </chart:axis>
          <chart:axis chart:dimension="y" chart:name="primary-y" chart:style-name="ch7">
            <chart:title svg:x="0.444cm" svg:y="2.617cm" chart:style-name="ch8">
              <text:p>Efficiency(%)</text:p>
            </chart:title>
            <chart:grid chart:style-name="ch9" chart:class="major"/>
          </chart:axis>
          <chart:series chart:style-name="ch10" chart:values-cell-range-address="Sheet2.B8:Sheet2.F8" chart:label-cell-address="Sheet2.A8:Sheet2.A8" chart:class="chart:scatter">
            <chart:domain table:cell-range-address="Sheet2.B7:Sheet2.F7"/>
            <chart:data-point chart:repeated="5"/>
          </chart:series>
          <chart:series chart:style-name="ch11" chart:values-cell-range-address="Sheet2.B9:Sheet2.F9" chart:label-cell-address="Sheet2.A9:Sheet2.A9" chart:class="chart:scatter">
            <chart:data-point chart:repeated="5"/>
          </chart:series>
          <chart:series chart:style-name="ch12" chart:values-cell-range-address="Sheet2.B10:Sheet2.F10" chart:label-cell-address="Sheet2.A10:Sheet2.A10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2.B7:Sheet2.F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 10 ms</text:p>
                <draw:g>
                  <svg:desc>Sheet2.A8:Sheet2.A8</svg:desc>
                </draw:g>
              </table:table-cell>
              <table:table-cell office:value-type="float" office:value="62.974">
                <text:p>62.974</text:p>
                <draw:g>
                  <svg:desc>Sheet2.B8:Sheet2.F8</svg:desc>
                </draw:g>
              </table:table-cell>
              <table:table-cell office:value-type="float" office:value="153.932">
                <text:p>153.932</text:p>
              </table:table-cell>
              <table:table-cell office:value-type="float" office:value="112.183">
                <text:p>112.183</text:p>
              </table:table-cell>
              <table:table-cell office:value-type="float" office:value="130.702">
                <text:p>130.702</text:p>
              </table:table-cell>
              <table:table-cell office:value-type="float" office:value="140.511">
                <text:p>140.511</text:p>
              </table:table-cell>
            </table:table-row>
            <table:table-row>
              <table:table-cell office:value-type="string">
                <text:p>1 sec</text:p>
                <draw:g>
                  <svg:desc>Sheet2.A9:Sheet2.A9</svg:desc>
                </draw:g>
              </table:table-cell>
              <table:table-cell office:value-type="float" office:value="106.86">
                <text:p>106.86</text:p>
                <draw:g>
                  <svg:desc>Sheet2.B9:Sheet2.F9</svg:desc>
                </draw:g>
              </table:table-cell>
              <table:table-cell office:value-type="float" office:value="107.854">
                <text:p>107.854</text:p>
              </table:table-cell>
              <table:table-cell office:value-type="float" office:value="106.124">
                <text:p>106.124</text:p>
              </table:table-cell>
              <table:table-cell office:value-type="float" office:value="104.872">
                <text:p>104.872</text:p>
              </table:table-cell>
              <table:table-cell office:value-type="float" office:value="99.712">
                <text:p>99.712</text:p>
              </table:table-cell>
            </table:table-row>
            <table:table-row>
              <table:table-cell office:value-type="string">
                <text:p>10 sec</text:p>
                <draw:g>
                  <svg:desc>Sheet2.A10:Sheet2.A10</svg:desc>
                </draw:g>
              </table:table-cell>
              <table:table-cell office:value-type="float" office:value="101.249">
                <text:p>101.249</text:p>
                <draw:g>
                  <svg:desc>Sheet2.B10:Sheet2.F10</svg:desc>
                </draw:g>
              </table:table-cell>
              <table:table-cell office:value-type="float" office:value="101.11">
                <text:p>101.11</text:p>
              </table:table-cell>
              <table:table-cell office:value-type="float" office:value="101.71">
                <text:p>101.71</text:p>
              </table:table-cell>
              <table:table-cell office:value-type="float" office:value="100.954">
                <text:p>100.954</text:p>
              </table:table-cell>
              <table:table-cell office:value-type="float" office:value="101.037">
                <text:p>101.0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treat-empty-cells="ignore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a5a5a5" draw:fill="none" draw:fill-color="#a5a5a5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143cm" svg:height="7.708cm" xlink:href=".." xlink:type="simple" chart:class="chart:scatter" chart:style-name="ch1">
        <chart:title svg:x="4.688cm" svg:y="0.29cm" chart:style-name="ch2">
          <text:p>Efficiency Local Worker</text:p>
        </chart:title>
        <chart:legend chart:legend-position="end" svg:x="12.709cm" svg:y="1.646cm" style:legend-expansion="high" chart:style-name="ch3"/>
        <chart:plot-area chart:style-name="ch4" table:cell-range-address="Sheet2.B15:Sheet2.F18 Sheet2.A16:Sheet2.A18" chart:data-source-has-labels="column" svg:x="0.712cm" svg:y="1.13cm" svg:width="11.854cm" svg:height="4.818cm">
          <chartooo:coordinate-region svg:x="1.598cm" svg:y="1.321cm" svg:width="10.756cm" svg:height="3.996cm"/>
          <chart:axis chart:dimension="x" chart:name="primary-x" chart:style-name="ch5">
            <chart:title svg:x="5.855cm" svg:y="6.103cm" chart:style-name="ch6">
              <text:p>Workers</text:p>
            </chart:title>
          </chart:axis>
          <chart:axis chart:dimension="y" chart:name="primary-y" chart:style-name="ch7">
            <chart:title svg:x="0.001cm" svg:y="4.778cm" chart:style-name="ch8">
              <text:p>Efficiency(%)</text:p>
            </chart:title>
            <chart:grid chart:style-name="ch9" chart:class="major"/>
          </chart:axis>
          <chart:series chart:style-name="ch10" chart:values-cell-range-address="Sheet2.B16:Sheet2.F16" chart:label-cell-address="Sheet2.A16:Sheet2.A16" chart:class="chart:scatter">
            <chart:domain table:cell-range-address="Sheet2.B15:Sheet2.F15"/>
            <chart:data-point chart:repeated="5"/>
          </chart:series>
          <chart:series chart:style-name="ch11" chart:values-cell-range-address="Sheet2.B17:Sheet2.F17" chart:label-cell-address="Sheet2.A17:Sheet2.A17" chart:class="chart:scatter">
            <chart:data-point chart:repeated="5"/>
          </chart:series>
          <chart:series chart:style-name="ch12" chart:values-cell-range-address="Sheet2.B18:Sheet2.F18" chart:label-cell-address="Sheet2.A18:Sheet2.A18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2.B15:Sheet2.F1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 10 ms</text:p>
                <draw:g>
                  <svg:desc>Sheet2.A16:Sheet2.A16</svg:desc>
                </draw:g>
              </table:table-cell>
              <table:table-cell office:value-type="float" office:value="10.165">
                <text:p>10.165</text:p>
                <draw:g>
                  <svg:desc>Sheet2.B16:Sheet2.F16</svg:desc>
                </draw:g>
              </table:table-cell>
              <table:table-cell office:value-type="float" office:value="10.165">
                <text:p>10.165</text:p>
              </table:table-cell>
              <table:table-cell office:value-type="float" office:value="10.169">
                <text:p>10.169</text:p>
              </table:table-cell>
              <table:table-cell office:value-type="float" office:value="10.179">
                <text:p>10.179</text:p>
              </table:table-cell>
              <table:table-cell office:value-type="float" office:value="10.194">
                <text:p>10.194</text:p>
              </table:table-cell>
            </table:table-row>
            <table:table-row>
              <table:table-cell office:value-type="string">
                <text:p>1 sec</text:p>
                <draw:g>
                  <svg:desc>Sheet2.A17:Sheet2.A17</svg:desc>
                </draw:g>
              </table:table-cell>
              <table:table-cell office:value-type="float" office:value="100.17">
                <text:p>100.17</text:p>
                <draw:g>
                  <svg:desc>Sheet2.B17:Sheet2.F17</svg:desc>
                </draw:g>
              </table:table-cell>
              <table:table-cell office:value-type="float" office:value="100.199">
                <text:p>100.199</text:p>
              </table:table-cell>
              <table:table-cell office:value-type="float" office:value="100.122">
                <text:p>100.122</text:p>
              </table:table-cell>
              <table:table-cell office:value-type="float" office:value="100.121">
                <text:p>100.121</text:p>
              </table:table-cell>
              <table:table-cell office:value-type="float" office:value="100.123">
                <text:p>100.123</text:p>
              </table:table-cell>
            </table:table-row>
            <table:table-row>
              <table:table-cell office:value-type="string">
                <text:p>10 sec</text:p>
                <draw:g>
                  <svg:desc>Sheet2.A18:Sheet2.A18</svg:desc>
                </draw:g>
              </table:table-cell>
              <table:table-cell office:value-type="float" office:value="100.102">
                <text:p>100.102</text:p>
                <draw:g>
                  <svg:desc>Sheet2.B18:Sheet2.F18</svg:desc>
                </draw:g>
              </table:table-cell>
              <table:table-cell office:value-type="float" office:value="100.102">
                <text:p>100.102</text:p>
              </table:table-cell>
              <table:table-cell office:value-type="float" office:value="100.101">
                <text:p>100.101</text:p>
              </table:table-cell>
              <table:table-cell office:value-type="float" office:value="100.103">
                <text:p>100.103</text:p>
              </table:table-cell>
              <table:table-cell office:value-type="float" office:value="100.103">
                <text:p>100.1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014cm" svg:height="7.832cm" xlink:href=".." xlink:type="simple" chart:class="chart:scatter" chart:style-name="ch1">
        <chart:title svg:x="2.61cm" svg:y="0.292cm" chart:style-name="ch2">
          <text:p>Amazon SQS Throughput(Task/Sec)</text:p>
        </chart:title>
        <chart:plot-area chart:style-name="ch3" table:cell-range-address="Sheet2.A29:Sheet2.A33 Sheet2.C28:Sheet2.C33" chart:data-source-has-labels="row" svg:x="1.388cm" svg:y="1.337cm" svg:width="12.346cm" svg:height="5.261cm">
          <chartooo:coordinate-region svg:x="2.062cm" svg:y="1.528cm" svg:width="11.247cm" svg:height="4.439cm"/>
          <chart:axis chart:dimension="x" chart:name="primary-x" chart:style-name="ch4">
            <chart:title svg:x="6.777cm" svg:y="6.755cm" chart:style-name="ch5">
              <text:p>Workers</text:p>
            </chart:title>
          </chart:axis>
          <chart:axis chart:dimension="y" chart:name="primary-y" chart:style-name="ch6">
            <chart:title svg:x="0.451cm" svg:y="5.989cm" chart:style-name="ch7">
              <text:p>Throughput(Task/Sec)</text:p>
            </chart:title>
            <chart:grid chart:style-name="ch8" chart:class="major"/>
          </chart:axis>
          <chart:series chart:style-name="ch9" chart:values-cell-range-address="Sheet2.C29:Sheet2.C33" chart:label-cell-address="Sheet2.C28:Sheet2.C28" chart:class="chart:scatter">
            <chart:domain table:cell-range-address="Sheet2.A29:Sheet2.A33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mote</text:p>
                <draw:g>
                  <svg:desc>Sheet2.C28:Sheet2.C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9:Sheet2.A33</svg:desc>
                </draw:g>
              </table:table-cell>
              <table:table-cell office:value-type="float" office:value="26.5540773785815">
                <text:p>26.5540773785815</text:p>
                <draw:g>
                  <svg:desc>Sheet2.C29:Sheet2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4.1744812313749">
                <text:p>34.1744812313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5.1382543880741">
                <text:p>75.13825438807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2.5326177477561">
                <text:p>92.5326177477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1.287362375796">
                <text:p>101.2873623757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014cm" svg:height="8.043cm" xlink:href=".." xlink:type="simple" chart:class="chart:scatter" chart:style-name="ch1">
        <chart:title svg:x="2.642cm" svg:y="0.296cm" chart:style-name="ch2">
          <text:p>Local Worker Throughput(Task/Sec)</text:p>
        </chart:title>
        <chart:plot-area chart:style-name="ch3" table:cell-range-address="Sheet2.A29:Sheet2.B33 Sheet2.B28:Sheet2.B28" chart:data-source-has-labels="row" svg:x="1.388cm" svg:y="1.345cm" svg:width="12.346cm" svg:height="5.46cm">
          <chartooo:coordinate-region svg:x="2.274cm" svg:y="1.536cm" svg:width="11.035cm" svg:height="4.638cm"/>
          <chart:axis chart:dimension="x" chart:name="primary-x" chart:style-name="ch4">
            <chart:title svg:x="6.777cm" svg:y="6.966cm" chart:style-name="ch5">
              <text:p>Workers</text:p>
            </chart:title>
          </chart:axis>
          <chart:axis chart:dimension="y" chart:name="primary-y" chart:style-name="ch6">
            <chart:title svg:x="0.451cm" svg:y="6.097cm" chart:style-name="ch7">
              <text:p>Throughput(task/Sec)</text:p>
            </chart:title>
            <chart:grid chart:style-name="ch8" chart:class="major"/>
          </chart:axis>
          <chart:series chart:style-name="ch9" chart:values-cell-range-address="Sheet2.B29:Sheet2.B33" chart:label-cell-address="Sheet2.B28:Sheet2.B28" chart:class="chart:scatter">
            <chart:domain table:cell-range-address="Sheet2.A29:Sheet2.A33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2.B28:Sheet2.B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9:Sheet2.A33</svg:desc>
                </draw:g>
              </table:table-cell>
              <table:table-cell office:value-type="float" office:value="928.160386114721">
                <text:p>928.160386114721</text:p>
                <draw:g>
                  <svg:desc>Sheet2.B29:Sheet2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53.62975450427">
                <text:p>1053.62975450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54.198473282443">
                <text:p>954.198473282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65.576040855189">
                <text:p>865.5760408551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56.830394308636">
                <text:p>756.8303943086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treat-empty-cells="ignor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143cm" svg:height="8.043cm" xlink:href=".." xlink:type="simple" chart:class="chart:scatter" chart:style-name="ch1">
        <chart:title svg:x="4.465cm" svg:y="0.296cm" chart:style-name="ch2">
          <text:p>Throughput Comparision</text:p>
        </chart:title>
        <chart:legend chart:legend-position="end" svg:x="12.796cm" svg:y="2.239cm" style:legend-expansion="high" chart:style-name="ch3"/>
        <chart:plot-area chart:style-name="ch4" table:cell-range-address="Sheet2.A29:Sheet2.C33 Sheet2.B28:Sheet2.C28" chart:data-source-has-labels="row" svg:x="0.582cm" svg:y="1.226cm" svg:width="12.446cm" svg:height="4.992cm">
          <chartooo:coordinate-region svg:x="1.68cm" svg:y="1.417cm" svg:width="11.135cm" svg:height="4.17cm"/>
          <chart:axis chart:dimension="x" chart:name="primary-x" chart:style-name="ch5">
            <chart:title svg:x="6.021cm" svg:y="6.379cm" chart:style-name="ch6">
              <text:p>Workers</text:p>
            </chart:title>
          </chart:axis>
          <chart:axis chart:dimension="y" chart:name="primary-y" chart:style-name="ch7">
            <chart:title svg:x="0.219cm" svg:y="2.669cm" chart:style-name="ch8">
              <text:p>Throughput(Task/Sec)</text:p>
            </chart:title>
            <chart:grid chart:style-name="ch9" chart:class="major"/>
          </chart:axis>
          <chart:series chart:style-name="ch10" chart:values-cell-range-address="Sheet2.B29:Sheet2.B33" chart:label-cell-address="Sheet2.B28:Sheet2.B28" chart:class="chart:scatter">
            <chart:domain table:cell-range-address="Sheet2.A29:Sheet2.A33"/>
            <chart:data-point chart:repeated="5"/>
          </chart:series>
          <chart:series chart:style-name="ch11" chart:values-cell-range-address="Sheet2.C29:Sheet2.C33" chart:label-cell-address="Sheet2.C28:Sheet2.C28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2.B28:Sheet2.B28</svg:desc>
                </draw:g>
              </table:table-cell>
              <table:table-cell office:value-type="string">
                <text:p>Remote</text:p>
                <draw:g>
                  <svg:desc>Sheet2.C28:Sheet2.C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9:Sheet2.A33</svg:desc>
                </draw:g>
              </table:table-cell>
              <table:table-cell office:value-type="float" office:value="928.160386114721">
                <text:p>928.160386114721</text:p>
                <draw:g>
                  <svg:desc>Sheet2.B29:Sheet2.B33</svg:desc>
                </draw:g>
              </table:table-cell>
              <table:table-cell office:value-type="float" office:value="26.5540773785815">
                <text:p>26.5540773785815</text:p>
                <draw:g>
                  <svg:desc>Sheet2.C29:Sheet2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53.62975450427">
                <text:p>1053.62975450427</text:p>
              </table:table-cell>
              <table:table-cell office:value-type="float" office:value="34.1744812313749">
                <text:p>34.1744812313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54.198473282443">
                <text:p>954.198473282443</text:p>
              </table:table-cell>
              <table:table-cell office:value-type="float" office:value="75.1382543880741">
                <text:p>75.13825438807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65.576040855189">
                <text:p>865.576040855189</text:p>
              </table:table-cell>
              <table:table-cell office:value-type="float" office:value="92.5326177477561">
                <text:p>92.5326177477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56.830394308636">
                <text:p>756.830394308636</text:p>
              </table:table-cell>
              <table:table-cell office:value-type="float" office:value="101.287362375796">
                <text:p>101.2873623757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24cm" svg:y="0.316cm" chart:style-name="ch2">
          <text:p>Remote Worker Accuracy</text:p>
        </chart:title>
        <chart:legend chart:legend-position="end" svg:x="13.576cm" svg:y="3.662cm" style:legend-expansion="high" chart:style-name="ch3"/>
        <chart:plot-area chart:style-name="ch4" table:cell-range-address="Priyank.N3:Priyank.S6" chart:data-source-has-labels="both" svg:x="1.342cm" svg:y="1.301cm" svg:width="11.914cm" svg:height="6.527cm">
          <chartooo:coordinate-region svg:x="1.974cm" svg:y="1.514cm" svg:width="10.803cm" svg:height="5.64cm"/>
          <chart:axis chart:dimension="x" chart:name="primary-x" chart:style-name="ch5" chartooo:axis-type="auto">
            <chartooo:date-scale/>
            <chart:title svg:x="5.887cm" svg:y="8.009cm" chart:style-name="ch6">
              <text:p>Number of Workers</text:p>
            </chart:title>
            <chart:categories table:cell-range-address="Priyank.O3:Priyank.S3"/>
          </chart:axis>
          <chart:axis chart:dimension="y" chart:name="primary-y" chart:style-name="ch5">
            <chart:title svg:x="0.451cm" svg:y="5.69cm" chart:style-name="ch7">
              <text:p>Accuracy(in %)</text:p>
            </chart:title>
            <chart:grid chart:style-name="ch8" chart:class="major"/>
          </chart:axis>
          <chart:series chart:style-name="ch9" chart:values-cell-range-address="Priyank.O4:Priyank.S4" chart:label-cell-address="Priyank.N4:Priyank.N4" chart:class="chart:line">
            <chart:data-point chart:repeated="5"/>
          </chart:series>
          <chart:series chart:style-name="ch10" chart:values-cell-range-address="Priyank.O5:Priyank.S5" chart:label-cell-address="Priyank.N5:Priyank.N5" chart:class="chart:line">
            <chart:data-point chart:repeated="5"/>
          </chart:series>
          <chart:series chart:style-name="ch11" chart:values-cell-range-address="Priyank.O6:Priyank.S6" chart:label-cell-address="Priyank.N6:Priyank.N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1</text:p>
                <draw:g>
                  <svg:desc>Priyank.O3:Priyank.S3</svg:desc>
                </draw:g>
              </table:table-cell>
              <table:table-cell office:value-type="string">
                <text:p>#2</text:p>
              </table:table-cell>
              <table:table-cell office:value-type="string">
                <text:p>#4</text:p>
              </table:table-cell>
              <table:table-cell office:value-type="string">
                <text:p>#8</text:p>
              </table:table-cell>
              <table:table-cell office:value-type="string">
                <text:p>#16</text:p>
              </table:table-cell>
            </table:table-row>
          </table:table-header-rows>
          <table:table-rows>
            <table:table-row>
              <table:table-cell office:value-type="string">
                <text:p> 10 ms</text:p>
                <draw:g>
                  <svg:desc>Priyank.N4:Priyank.N4</svg:desc>
                </draw:g>
              </table:table-cell>
              <table:table-cell office:value-type="float" office:value="15.8795693460793">
                <text:p>15.8795693460793</text:p>
                <draw:g>
                  <svg:desc>Priyank.O4:Priyank.S4</svg:desc>
                </draw:g>
              </table:table-cell>
              <table:table-cell office:value-type="float" office:value="6.49637502273731">
                <text:p>6.49637502273731</text:p>
              </table:table-cell>
              <table:table-cell office:value-type="float" office:value="7.11688052892656">
                <text:p>7.11688052892656</text:p>
              </table:table-cell>
              <table:table-cell office:value-type="float" office:value="7.65099233370568">
                <text:p>7.65099233370568</text:p>
              </table:table-cell>
              <table:table-cell office:value-type="float" office:value="9.78636368084711">
                <text:p>9.78636368084711</text:p>
              </table:table-cell>
            </table:table-row>
            <table:table-row>
              <table:table-cell office:value-type="string">
                <text:p>1 sec</text:p>
                <draw:g>
                  <svg:desc>Priyank.N5:Priyank.N5</svg:desc>
                </draw:g>
              </table:table-cell>
              <table:table-cell office:value-type="float" office:value="93.5803855511885">
                <text:p>93.5803855511885</text:p>
                <draw:g>
                  <svg:desc>Priyank.O5:Priyank.S5</svg:desc>
                </draw:g>
              </table:table-cell>
              <table:table-cell office:value-type="float" office:value="92.7179335026981">
                <text:p>92.7179335026981</text:p>
              </table:table-cell>
              <table:table-cell office:value-type="float" office:value="94.2293920319626">
                <text:p>94.2293920319626</text:p>
              </table:table-cell>
              <table:table-cell office:value-type="float" office:value="95.3543367152338">
                <text:p>95.3543367152338</text:p>
              </table:table-cell>
              <table:table-cell office:value-type="float" office:value="100.012001440173">
                <text:p>100.012001440173</text:p>
              </table:table-cell>
            </table:table-row>
            <table:table-row>
              <table:table-cell office:value-type="string">
                <text:p>10 sec</text:p>
                <draw:g>
                  <svg:desc>Priyank.N6:Priyank.N6</svg:desc>
                </draw:g>
              </table:table-cell>
              <table:table-cell office:value-type="float" office:value="98.7664075694575">
                <text:p>98.7664075694575</text:p>
                <draw:g>
                  <svg:desc>Priyank.O6:Priyank.S6</svg:desc>
                </draw:g>
              </table:table-cell>
              <table:table-cell office:value-type="float" office:value="98.9021857383048">
                <text:p>98.9021857383048</text:p>
              </table:table-cell>
              <table:table-cell office:value-type="float" office:value="98.3187493855078">
                <text:p>98.3187493855078</text:p>
              </table:table-cell>
              <table:table-cell office:value-type="float" office:value="99.0550151554173">
                <text:p>99.0550151554173</text:p>
              </table:table-cell>
              <table:table-cell office:value-type="float" office:value="98.9736433187842">
                <text:p>98.97364331878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title svg:x="5.574cm" svg:y="0.316cm" chart:style-name="ch2">
          <text:p>Local Worker Accuracy</text:p>
        </chart:title>
        <chart:legend chart:legend-position="end" svg:x="13.569cm" svg:y="3.664cm" style:legend-expansion="high" chart:style-name="ch3"/>
        <chart:plot-area chart:style-name="ch4" table:cell-range-address="Priyank.N11:Priyank.S14" chart:data-source-has-labels="both" svg:x="1.341cm" svg:y="1.301cm" svg:width="11.909cm" svg:height="6.532cm">
          <chartooo:coordinate-region svg:x="2.269cm" svg:y="1.514cm" svg:width="10.502cm" svg:height="5.645cm"/>
          <chart:axis chart:dimension="x" chart:name="primary-x" chart:style-name="ch5" chartooo:axis-type="auto">
            <chartooo:date-scale/>
            <chart:title svg:x="5.883cm" svg:y="8.014cm" chart:style-name="ch6">
              <text:p>Number of Workers</text:p>
            </chart:title>
            <chart:categories table:cell-range-address="Priyank.O11:Priyank.S11"/>
          </chart:axis>
          <chart:axis chart:dimension="y" chart:name="primary-y" chart:style-name="ch5">
            <chart:title svg:x="0.451cm" svg:y="5.693cm" chart:style-name="ch7">
              <text:p>Accuracy(in %)</text:p>
            </chart:title>
            <chart:grid chart:style-name="ch8" chart:class="major"/>
          </chart:axis>
          <chart:series chart:style-name="ch9" chart:values-cell-range-address="Priyank.O12:Priyank.S12" chart:label-cell-address="Priyank.N12:Priyank.N12" chart:class="chart:line">
            <chart:data-point chart:repeated="5"/>
          </chart:series>
          <chart:series chart:style-name="ch10" chart:values-cell-range-address="Priyank.O13:Priyank.S13" chart:label-cell-address="Priyank.N13:Priyank.N13" chart:class="chart:line">
            <chart:data-point chart:repeated="5"/>
          </chart:series>
          <chart:series chart:style-name="ch11" chart:values-cell-range-address="Priyank.O14:Priyank.S14" chart:label-cell-address="Priyank.N14:Priyank.N14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1</text:p>
                <draw:g>
                  <svg:desc>Priyank.O11:Priyank.S11</svg:desc>
                </draw:g>
              </table:table-cell>
              <table:table-cell office:value-type="string">
                <text:p>#2</text:p>
              </table:table-cell>
              <table:table-cell office:value-type="string">
                <text:p>#4</text:p>
              </table:table-cell>
              <table:table-cell office:value-type="string">
                <text:p>#8</text:p>
              </table:table-cell>
              <table:table-cell office:value-type="string">
                <text:p>#16</text:p>
              </table:table-cell>
            </table:table-row>
          </table:table-header-rows>
          <table:table-rows>
            <table:table-row>
              <table:table-cell office:value-type="string">
                <text:p> 10 ms</text:p>
                <draw:g>
                  <svg:desc>Priyank.N12:Priyank.N12</svg:desc>
                </draw:g>
              </table:table-cell>
              <table:table-cell office:value-type="float" office:value="98.3767830791933">
                <text:p>98.3767830791933</text:p>
                <draw:g>
                  <svg:desc>Priyank.O12:Priyank.S12</svg:desc>
                </draw:g>
              </table:table-cell>
              <table:table-cell office:value-type="float" office:value="98.3767830791933">
                <text:p>98.3767830791933</text:p>
              </table:table-cell>
              <table:table-cell office:value-type="float" office:value="98.3380863408398">
                <text:p>98.3380863408398</text:p>
              </table:table-cell>
              <table:table-cell office:value-type="float" office:value="98.2414775518224">
                <text:p>98.2414775518224</text:p>
              </table:table-cell>
              <table:table-cell office:value-type="float" office:value="98.0969197567196">
                <text:p>98.0969197567196</text:p>
              </table:table-cell>
            </table:table-row>
            <table:table-row>
              <table:table-cell office:value-type="string">
                <text:p>1 sec</text:p>
                <draw:g>
                  <svg:desc>Priyank.N13:Priyank.N13</svg:desc>
                </draw:g>
              </table:table-cell>
              <table:table-cell office:value-type="float" office:value="99.8302885095338">
                <text:p>99.8302885095338</text:p>
                <draw:g>
                  <svg:desc>Priyank.O13:Priyank.S13</svg:desc>
                </draw:g>
              </table:table-cell>
              <table:table-cell office:value-type="float" office:value="99.8013952235052">
                <text:p>99.8013952235052</text:p>
              </table:table-cell>
              <table:table-cell office:value-type="float" office:value="99.8781486586365">
                <text:p>99.8781486586365</text:p>
              </table:table-cell>
              <table:table-cell office:value-type="float" office:value="99.879146233058">
                <text:p>99.879146233058</text:p>
              </table:table-cell>
              <table:table-cell office:value-type="float" office:value="99.8771511041419">
                <text:p>99.8771511041419</text:p>
              </table:table-cell>
            </table:table-row>
            <table:table-row>
              <table:table-cell office:value-type="string">
                <text:p>10 sec</text:p>
                <draw:g>
                  <svg:desc>Priyank.N14:Priyank.N14</svg:desc>
                </draw:g>
              </table:table-cell>
              <table:table-cell office:value-type="float" office:value="99.8981039339873">
                <text:p>99.8981039339873</text:p>
                <draw:g>
                  <svg:desc>Priyank.O14:Priyank.S14</svg:desc>
                </draw:g>
              </table:table-cell>
              <table:table-cell office:value-type="float" office:value="99.8981039339873">
                <text:p>99.8981039339873</text:p>
              </table:table-cell>
              <table:table-cell office:value-type="float" office:value="99.8991019070739">
                <text:p>99.8991019070739</text:p>
              </table:table-cell>
              <table:table-cell office:value-type="float" office:value="99.8971059808397">
                <text:p>99.8971059808397</text:p>
              </table:table-cell>
              <table:table-cell office:value-type="float" office:value="99.8971059808397">
                <text:p>99.897105980839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51cm" svg:y="0.316cm" chart:style-name="ch2">
          <text:p>Throughput Comparison</text:p>
        </chart:title>
        <chart:subtitle svg:x="5.167cm" svg:y="1.302cm" chart:style-name="ch3">
          <text:p>Local Worker Vs Remote Worker</text:p>
        </chart:subtitle>
        <chart:legend chart:legend-position="end" svg:x="13.425cm" svg:y="3.137cm" style:legend-expansion="high" chart:style-name="ch4"/>
        <chart:plot-area chart:style-name="ch5" table:cell-range-address="Priyank.A25:Priyank.C30" chart:data-source-has-labels="both" svg:x="1.342cm" svg:y="2.159cm" svg:width="11.763cm" svg:height="5.66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58cm" svg:y="2.159cm" svg:width="10.544cm" svg:height="4.99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6.033cm" svg:y="8.009cm" chart:style-name="ch7">
              <text:p>Type of Workers</text:p>
            </chart:title>
            <chart:categories table:cell-range-address="Priyank.B25:Priyank.C25"/>
            <chart:grid chart:style-name="ch8" chart:class="major"/>
          </chart:axis>
          <chart:axis chart:dimension="y" chart:name="primary-y" chart:style-name="ch9">
            <chart:title svg:x="0.451cm" svg:y="5.696cm" chart:style-name="ch10">
              <text:p>Task/Sec</text:p>
            </chart:title>
            <chart:grid chart:style-name="ch8" chart:class="major"/>
          </chart:axis>
          <chart:axis chart:dimension="z" chart:name="primary-z" chart:style-name="ch6"/>
          <chart:series chart:style-name="ch11" chart:values-cell-range-address="Priyank.B26:Priyank.C26" chart:label-cell-address="Priyank.A26:Priyank.A26" chart:class="chart:bar">
            <chart:data-point chart:repeated="2"/>
          </chart:series>
          <chart:series chart:style-name="ch12" chart:values-cell-range-address="Priyank.B27:Priyank.C27" chart:label-cell-address="Priyank.A27:Priyank.A27" chart:class="chart:bar">
            <chart:data-point chart:repeated="2"/>
          </chart:series>
          <chart:series chart:style-name="ch13" chart:values-cell-range-address="Priyank.B28:Priyank.C28" chart:label-cell-address="Priyank.A28:Priyank.A28" chart:class="chart:bar">
            <chart:data-point chart:repeated="2"/>
          </chart:series>
          <chart:series chart:style-name="ch14" chart:values-cell-range-address="Priyank.B29:Priyank.C29" chart:label-cell-address="Priyank.A29:Priyank.A29" chart:class="chart:bar">
            <chart:data-point chart:repeated="2"/>
          </chart:series>
          <chart:series chart:style-name="ch15" chart:values-cell-range-address="Priyank.B30:Priyank.C30" chart:label-cell-address="Priyank.A30:Priyank.A30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mote</text:p>
                <draw:g>
                  <svg:desc>Priyank.B25:Priyank.C25</svg:desc>
                </draw:g>
              </table:table-cell>
              <table:table-cell office:value-type="string">
                <text:p>Local</text:p>
              </table:table-cell>
            </table:table-row>
          </table:table-header-rows>
          <table:table-rows>
            <table:table-row>
              <table:table-cell office:value-type="string">
                <text:p>1 Worker</text:p>
                <draw:g>
                  <svg:desc>Priyank.A26:Priyank.A26</svg:desc>
                </draw:g>
              </table:table-cell>
              <table:table-cell office:value-type="float" office:value="26.5540773785815">
                <text:p>26.5540773785815</text:p>
                <draw:g>
                  <svg:desc>Priyank.B26:Priyank.C26</svg:desc>
                </draw:g>
              </table:table-cell>
              <table:table-cell office:value-type="float" office:value="928.160386114721">
                <text:p>928.160386114721</text:p>
              </table:table-cell>
            </table:table-row>
            <table:table-row>
              <table:table-cell office:value-type="string">
                <text:p>2 Workers</text:p>
                <draw:g>
                  <svg:desc>Priyank.A27:Priyank.A27</svg:desc>
                </draw:g>
              </table:table-cell>
              <table:table-cell office:value-type="float" office:value="34.1744812313749">
                <text:p>34.1744812313749</text:p>
                <draw:g>
                  <svg:desc>Priyank.B27:Priyank.C27</svg:desc>
                </draw:g>
              </table:table-cell>
              <table:table-cell office:value-type="float" office:value="1053.62975450427">
                <text:p>1053.62975450427</text:p>
              </table:table-cell>
            </table:table-row>
            <table:table-row>
              <table:table-cell office:value-type="string">
                <text:p>4 Workers</text:p>
                <draw:g>
                  <svg:desc>Priyank.A28:Priyank.A28</svg:desc>
                </draw:g>
              </table:table-cell>
              <table:table-cell office:value-type="float" office:value="75.1382543880741">
                <text:p>75.1382543880741</text:p>
                <draw:g>
                  <svg:desc>Priyank.B28:Priyank.C28</svg:desc>
                </draw:g>
              </table:table-cell>
              <table:table-cell office:value-type="float" office:value="954.198473282443">
                <text:p>954.198473282443</text:p>
              </table:table-cell>
            </table:table-row>
            <table:table-row>
              <table:table-cell office:value-type="string">
                <text:p>8 Workers</text:p>
                <draw:g>
                  <svg:desc>Priyank.A29:Priyank.A29</svg:desc>
                </draw:g>
              </table:table-cell>
              <table:table-cell office:value-type="float" office:value="92.5326177477561">
                <text:p>92.5326177477561</text:p>
                <draw:g>
                  <svg:desc>Priyank.B29:Priyank.C29</svg:desc>
                </draw:g>
              </table:table-cell>
              <table:table-cell office:value-type="float" office:value="865.576040855189">
                <text:p>865.576040855189</text:p>
              </table:table-cell>
            </table:table-row>
            <table:table-row>
              <table:table-cell office:value-type="string">
                <text:p>16 Workers</text:p>
                <draw:g>
                  <svg:desc>Priyank.A30:Priyank.A30</svg:desc>
                </draw:g>
              </table:table-cell>
              <table:table-cell office:value-type="float" office:value="101.287362375796">
                <text:p>101.287362375796</text:p>
                <draw:g>
                  <svg:desc>Priyank.B30:Priyank.C30</svg:desc>
                </draw:g>
              </table:table-cell>
              <table:table-cell office:value-type="float" office:value="756.830394308636">
                <text:p>756.83039430863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51cm" svg:y="0.316cm" chart:style-name="ch2">
          <text:p>Throughput Comparison</text:p>
        </chart:title>
        <chart:subtitle svg:x="6.512cm" svg:y="1.302cm" chart:style-name="ch3">
          <text:p>Remote Workers</text:p>
        </chart:subtitle>
        <chart:legend chart:legend-position="end" svg:x="13.425cm" svg:y="3.137cm" style:legend-expansion="high" chart:style-name="ch4"/>
        <chart:plot-area chart:style-name="ch5" table:cell-range-address="Priyank.A25:Priyank.B30" chart:data-source-has-labels="both" svg:x="1.342cm" svg:y="2.159cm" svg:width="11.763cm" svg:height="5.669cm">
          <chartooo:coordinate-region svg:x="2.165cm" svg:y="2.372cm" svg:width="10.94cm" svg:height="4.782cm"/>
          <chart:axis chart:dimension="x" chart:name="primary-x" chart:style-name="ch6" chartooo:axis-type="auto">
            <chartooo:date-scale/>
            <chart:title svg:x="6.298cm" svg:y="8.009cm" chart:style-name="ch7">
              <text:p>Worker Type</text:p>
            </chart:title>
            <chart:categories table:cell-range-address="Priyank.B25:Priyank.B25"/>
          </chart:axis>
          <chart:axis chart:dimension="y" chart:name="primary-y" chart:style-name="ch8">
            <chart:title svg:x="0.451cm" svg:y="5.696cm" chart:style-name="ch9">
              <text:p>Task/Sec</text:p>
            </chart:title>
            <chart:grid chart:style-name="ch10" chart:class="major"/>
          </chart:axis>
          <chart:series chart:style-name="ch11" chart:values-cell-range-address="Priyank.B26:Priyank.B26" chart:label-cell-address="Priyank.A26:Priyank.A26" chart:class="chart:bar">
            <chart:data-point/>
          </chart:series>
          <chart:series chart:style-name="ch12" chart:values-cell-range-address="Priyank.B27:Priyank.B27" chart:label-cell-address="Priyank.A27:Priyank.A27" chart:class="chart:bar">
            <chart:data-point/>
          </chart:series>
          <chart:series chart:style-name="ch13" chart:values-cell-range-address="Priyank.B28:Priyank.B28" chart:label-cell-address="Priyank.A28:Priyank.A28" chart:class="chart:bar">
            <chart:data-point/>
          </chart:series>
          <chart:series chart:style-name="ch14" chart:values-cell-range-address="Priyank.B29:Priyank.B29" chart:label-cell-address="Priyank.A29:Priyank.A29" chart:class="chart:bar">
            <chart:data-point/>
          </chart:series>
          <chart:series chart:style-name="ch15" chart:values-cell-range-address="Priyank.B30:Priyank.B30" chart:label-cell-address="Priyank.A30:Priyank.A30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mote</text:p>
                <draw:g>
                  <svg:desc>Priyank.B25:Priyank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Worker</text:p>
                <draw:g>
                  <svg:desc>Priyank.A26:Priyank.A26</svg:desc>
                </draw:g>
              </table:table-cell>
              <table:table-cell office:value-type="float" office:value="26.5540773785815">
                <text:p>26.5540773785815</text:p>
                <draw:g>
                  <svg:desc>Priyank.B26:Priyank.B26</svg:desc>
                </draw:g>
              </table:table-cell>
            </table:table-row>
            <table:table-row>
              <table:table-cell office:value-type="string">
                <text:p>2 Workers</text:p>
                <draw:g>
                  <svg:desc>Priyank.A27:Priyank.A27</svg:desc>
                </draw:g>
              </table:table-cell>
              <table:table-cell office:value-type="float" office:value="34.1744812313749">
                <text:p>34.1744812313749</text:p>
                <draw:g>
                  <svg:desc>Priyank.B27:Priyank.B27</svg:desc>
                </draw:g>
              </table:table-cell>
            </table:table-row>
            <table:table-row>
              <table:table-cell office:value-type="string">
                <text:p>4 Workers</text:p>
                <draw:g>
                  <svg:desc>Priyank.A28:Priyank.A28</svg:desc>
                </draw:g>
              </table:table-cell>
              <table:table-cell office:value-type="float" office:value="75.1382543880741">
                <text:p>75.1382543880741</text:p>
                <draw:g>
                  <svg:desc>Priyank.B28:Priyank.B28</svg:desc>
                </draw:g>
              </table:table-cell>
            </table:table-row>
            <table:table-row>
              <table:table-cell office:value-type="string">
                <text:p>8 Workers</text:p>
                <draw:g>
                  <svg:desc>Priyank.A29:Priyank.A29</svg:desc>
                </draw:g>
              </table:table-cell>
              <table:table-cell office:value-type="float" office:value="92.5326177477561">
                <text:p>92.5326177477561</text:p>
                <draw:g>
                  <svg:desc>Priyank.B29:Priyank.B29</svg:desc>
                </draw:g>
              </table:table-cell>
            </table:table-row>
            <table:table-row>
              <table:table-cell office:value-type="string">
                <text:p>16 Workers</text:p>
                <draw:g>
                  <svg:desc>Priyank.A30:Priyank.A30</svg:desc>
                </draw:g>
              </table:table-cell>
              <table:table-cell office:value-type="float" office:value="101.287362375796">
                <text:p>101.287362375796</text:p>
                <draw:g>
                  <svg:desc>Priyank.B30:Priyank.B30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